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background-color="transparent"/>
    </style:style>
    <style:style style:name="P3" style:family="paragraph" style:parent-style-name="Inline_20_Comment">
      <style:text-properties fo:background-color="transparent"/>
    </style:style>
    <style:style style:name="P4" style:family="paragraph" style:parent-style-name="Heading_20_4">
      <style:text-properties fo:font-weight="normal" style:font-weight-asian="normal" style:font-weight-complex="normal"/>
    </style:style>
    <style:style style:name="P5" style:family="paragraph" style:parent-style-name="Text_20_body">
      <style:text-properties fo:background-color="transparent"/>
    </style:style>
    <style:style style:name="P6" style:family="paragraph" style:parent-style-name="Footer">
      <style:paragraph-properties fo:text-align="end" style:justify-single-word="false"/>
      <style:text-properties fo:font-size="11pt" style:font-size-asian="11pt" style:font-size-complex="11pt"/>
    </style:style>
    <style:style style:name="T1" style:family="text">
      <style:text-properties fo:font-weight="normal" fo:background-color="#ffff00" style:font-weight-asian="normal" style:font-weight-complex="normal"/>
    </style:style>
    <style:style style:name="T2" style:family="text">
      <style:text-properties fo:color="#000000"/>
    </style:style>
    <style:style style:name="T3" style:family="text">
      <style:text-properties fo:color="#000000" style:font-name="Nimbus Roman No9 L"/>
    </style:style>
    <style:style style:name="T4" style:family="text">
      <style:text-properties fo:color="#000000" style:font-name="Nimbus Roman No9 L" fo:font-size="9.5pt" style:font-name-asian="Nimbus Roman No9 L" style:font-size-asian="9.5pt" style:font-size-complex="9.5pt"/>
    </style:style>
    <style:style style:name="T5" style:family="text">
      <style:text-properties fo:color="#000000" style:font-name="Nimbus Roman No9 L" fo:font-size="9.5pt" style:font-size-asian="9.5pt" style:font-size-complex="9.5pt"/>
    </style:style>
    <style:style style:name="T6" style:family="text">
      <style:text-properties fo:background-color="#ffff00"/>
    </style:style>
    <style:style style:name="T7" style:family="text">
      <style:text-properties style:font-name="Nimbus Roman No9 L"/>
    </style:style>
    <style:style style:name="T8" style:family="text">
      <style:text-properties fo:background-color="transparent"/>
    </style:style>
    <style:style style:name="T9" style:family="text">
      <style:text-properties fo:font-style="italic"/>
    </style:style>
    <style:style style:name="T10" style:family="text">
      <style:text-properties fo:font-style="italic" fo:background-color="transparent"/>
    </style:style>
    <style:style style:name="T11" style:family="text">
      <style:text-properties fo:font-style="italic" fo:font-weight="normal" fo:background-color="transparent"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fo:font-style="normal" fo:font-weight="normal" fo:background-color="transparent"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cal Data Markup Language Tag Specifications</text:h>
      <text:h text:style-name="Heading_20_2" text:outline-level="2">Collations</text:h>
      <text:p text:style-name="Text_20_body"><text:span text:style-name="T1">Summary ##</text:span> It contains the child element special, which is affected in turn by its child element sortRulesType.</text:p>
      <text:h text:style-name="Heading_20_3" text:outline-level="3">Collation special</text:h>
      <text:p text:style-name="Text_20_body"><text:span text:style-name="T6">Summary ##</text:span></text:p>
      <text:h text:style-name="Heading_20_4" text:outline-level="4">special</text:h>
      <text:p text:style-name="Text_20_body"><text:span text:style-name="T6">Summary ##</text:span>. Special either has an alias or a sortRulesType child element.</text:p>
      <text:p text:style-name="DTD">&lt;!ELEMENT special (alias |(sortRulesType))&gt;</text:p>
      <text:h text:style-name="Heading_20_4" text:outline-level="4">sortRulesType</text:h>
      <text:p text:style-name="Text_20_body">The &lt;sortRulesType&gt; element is used for deciding what rules the collation will use for sorting. It can be set as either “simple”, “icu” or “other”.</text:p>
      <text:p text:style-name="DTD">&lt;!ELEMENT sortRulesType EMPTY&gt;</text:p>
      <text:p text:style-name="DTD">&lt;!ATTLIST sortRulesType value (simple|icu|other) "simple"&gt;</text:p>
      <text:p text:style-name="P3">The value attribute decides what rules will be used for sorting. This will, in turn, change the special element.</text:p>
      <text:p text:style-name="Text_20_body"/>
      <text:h text:style-name="Heading_20_3" text:outline-level="3">Collation other</text:h>
      <text:p text:style-name="Text_20_body"><text:span text:style-name="T6">Summary ##</text:span>This is what happens when you put “other” into the sortRulesType field.</text:p>
      <text:h text:style-name="Heading_20_4" text:outline-level="4">special</text:h>
      <text:p text:style-name="Text_20_body"><text:span text:style-name="T6">Summary ##</text:span>. It is the special that occurs when the value of sortRulesType is “other”. It has the child element base.</text:p>
      <text:p text:style-name="DTD">&lt;!ELEMENT special sortRulesType value = “other” (base)&gt;</text:p>
      <text:h text:style-name="P4" text:outline-level="4">base</text:h>
      <text:p text:style-name="P1"><text:span text:style-name="T8">The &lt;base&gt; element contains an alias element that points to another data source that defines a </text:span><text:span text:style-name="T13">base</text:span><text:span text:style-name="T10"> </text:span><text:span text:style-name="T8">collation.</text:span></text:p>
      <text:p text:style-name="DTD">&lt;!ELEMENT base (alias)&gt;</text:p>
      <text:h text:style-name="Heading_20_4" text:outline-level="4">alias</text:h>
      <text:p text:style-name="Text_20_body">The &lt;alias&gt; element points to another data source that defines a base collation.<text:span text:style-name="T14"> If present, it indicates that the settings and rules in the collation are modifications applied on </text:span><text:span text:style-name="T11">top </text:span><text:span text:style-name="T14">of the respective elements in the base collation. That is, any successive settings, where present, override what is in the base by default. Any successive rules are concatenated to the end of the rules in the base.</text:span></text:p>
      <text:p text:style-name="DTD">&lt;!ELEMENT alias EMPTY&gt;</text:p>
      <text:p text:style-name="DTD">&lt;!ATTLIST alias source CDATA #REQUIRED&gt;</text:p>
      <text:p text:style-name="P3">The source attribute indicates another data source to define a base collation.</text:p>
      <text:p text:style-name="Text_20_body"/>
      <text:h text:style-name="Heading_20_3" text:outline-level="3">Collation icu</text:h>
      <text:p text:style-name="Text_20_body"><text:span text:style-name="T6">Summary ##</text:span>This is what happens when you put “icu” into the sortRulesType field.</text:p>
      <text:h text:style-name="Heading_20_4" text:outline-level="4">special</text:h>
      <text:p text:style-name="Text_20_body"><text:span text:style-name="T6">Summary ##</text:span>. It is the special that occurs when the value of sortRulesType is “icu”. It has the child elements settings, suppress_contractions, optimize and rules.</text:p>
      <text:p text:style-name="DTD">&lt;!ELEMENT special sortRulesType value = “icu” (settings,suppress_contractions,optimize,rules)&gt; </text:p>
      <text:h text:style-name="Heading_20_4" text:outline-level="4">settings</text:h>
      <text:p text:style-name="Text_20_body"><text:span text:style-name="T8">The &lt;settings&gt; element affects how the collation strings will be sorted</text:span>. There are nine attributes to &lt;settings&gt;.</text:p>
      <text:p text:style-name="DTD"><text:soft-page-break/>&lt;!ELEMENT settings EMPTY&gt;</text:p>
      <text:p text:style-name="DTD">&lt;!ATTLIST settings alternate (non-ignorable|shifted) #REQUIRED&gt;</text:p>
      <text:p text:style-name="Inline_20_Comment"><text:span text:style-name="T8">Sets alternate handling for variable weights. </text:span>Based on the setting of the variable weighting, collation elements can either be treated as ignorables or not.</text:p>
      <text:p text:style-name="DTD">&lt;!ATTLIST settings normalization (on|off) “on”&gt;</text:p>
      <text:p text:style-name="Inline_20_Comment"><text:span text:style-name="T8">If </text:span><text:span text:style-name="T10">on</text:span><text:span text:style-name="T8">, then the normal UCA algorithm is used. If </text:span><text:span text:style-name="T10">off</text:span><text:span text:style-name="T8">, then all strings that are in FCD (see </text:span><text:a xlink:type="simple" xlink:href="http://unicode.org/notes/tn5/"><text:span text:style-name="T8">http://unicode.org/notes/tn5/</text:span></text:a><text:span text:style-name="T8">) will sort correctly, but others will not necessarily sort correctly. So should only be set </text:span><text:span text:style-name="T10">off</text:span><text:span text:style-name="T8"> if the the strings to be compared are in FCD.</text:span></text:p>
      <text:p text:style-name="DTD">&lt;!ATTLIST settings caseLevel (on|off) “on”&gt;</text:p>
      <text:p text:style-name="P3">If set to <text:span text:style-name="T9">on,</text:span> a level consisting only of case characteristics will be inserted in front of tertiary level. To ignore accents but take cases into account, set strength to primary and case level to <text:span text:style-name="T9">on</text:span>. </text:p>
      <text:p text:style-name="DTD">&lt;!ATTLIST settings caseFirst (upper|lower|off) “upper”&gt;</text:p>
      <text:p text:style-name="P3">If set to <text:span text:style-name="T9">upper</text:span>, causes upper case to sort before lower case. If set to <text:span text:style-name="T9">lower</text:span>, lower case will sort before upper case. Useful for locales that have already supported ordering but require different order of cases. Affects case and tertiary levels.</text:p>
      <text:p text:style-name="DTD">&lt;!ATTLIST settings numeric (on|off) “on”&gt;</text:p>
      <text:p text:style-name="Inline_20_Comment"><text:span text:style-name="T8">If set to </text:span><text:span text:style-name="T10">on</text:span><text:span text:style-name="T8">, any sequence of Decimal Digits is sorted at a primary level with its numeric value. For example, "A-21" &lt; "A-123".</text:span></text:p>
      <text:p text:style-name="DTD">&lt;!ATTLIST settings strength (primary|secondary|tertiary|quaternary|identical) #REQUIRED&gt;</text:p>
      <text:p text:style-name="P3">The number of levels that are to be considered. For comparison, most of the time a three-level strength will need to be used. In some cases, a larger number of levels will be needed, while in others — especially in searching — fewer levels will be desired.</text:p>
      <text:p text:style-name="DTD">&lt;!ATTLIST settings backwards (on|off) “on”&gt;</text:p>
      <text:p text:style-name="P3">Sets the comparison for the second level to be backwards, in the “French” style.</text:p>
      <text:p text:style-name="DTD">&lt;!ATTLIST settings hiraganaQuaternary (on|off) “off”&gt;</text:p>
      <text:p text:style-name="P3">Controls special treatment of Hiragana code points on quaternary level. If turned <text:span text:style-name="T9">on</text:span>, Hiragana codepoints will get lower values than all the other non-variable code points. The strength must be greater or equal than quaternary if you want this attribute to take effect.</text:p>
      <text:p text:style-name="DTD">&lt;!ATTLIST settings variableTop CDATA #REQUIRED&gt;</text:p>
      <text:p text:style-name="Inline_20_Comment">The parameter value is an encoded Unicode string, with code points in hex, leading zeros removed, and 'u' inserted between successive elements.</text:p>
      <text:p text:style-name="Inline_20_Comment">Sets the default value for the variable top. All the code points with primary strengths less than variable top will be considered variable, and thus affected by the alternate handling.</text:p>
      <text:h text:style-name="Heading_20_4" text:outline-level="4">suppress_contractions</text:h>
      <text:p text:style-name="P2">The &lt;<text:span text:style-name="T12">suppress_contractions&gt; element </text:span>turns off any existing contractions that begin with those characters. It is typically used to turn off the Cyrillic contractions in the UCA, since they are not used in many languages and have a considerable performance penalty.</text:p>
      <text:p text:style-name="DTD">&lt;!ELEMENT suppress_contractions CDATA #IMPLIED&gt;</text:p>
      <text:h text:style-name="Heading_20_4" text:outline-level="4">optimize</text:h>
      <text:p text:style-name="P2">The<text:span text:style-name="T12"> &lt;optimize&gt; element </text:span>is purely for performance. It indicates that those characters are sufficiently common in the target language for the tailoring that their performance should be enhanced.</text:p>
      <text:p text:style-name="DTD">&lt;!ELEMENT optimize CDATA #IMPLIED&gt;</text:p>
      <text:h text:style-name="Heading_20_4" text:outline-level="4">rules</text:h>
      <text:p text:style-name="Text_20_body"><text:span text:style-name="T8">The &lt;rules&gt; element specifies collation ordering in terms of actions that cause characters to change their ordering relative to other characters. F</text:span>or more information about rules, see section 5.14 in the ldml database at <text:a xlink:type="simple" xlink:href="http://unicode.org/reports/tr35">http://unicode.org/reports/tr35</text:a>. Some of the rules child elements are specified in the section Common Sorting Elements.</text:p>
      <text:p text:style-name="DTD"><text:soft-page-break/>&lt;!ELEMENT rules (alias |(reset,(reset | p | pc | s | sc | t | tc | q | qc | i | ic | x)*)) &gt;</text:p>
      <text:h text:style-name="Heading_20_4" text:outline-level="4">q</text:h>
      <text:p text:style-name="P2">The &lt;q&gt; element changes the sort order on a quaternary (punctuation/space) level. This is the form of sorting where 'a c' could precede 'a-c', etc.</text:p>
      <text:p text:style-name="DTD">&lt;!ELEMENT q (#PCDATA | cp | last_variable)*&gt;</text:p>
      <text:h text:style-name="Heading_20_4" text:outline-level="4">qc</text:h>
      <text:p text:style-name="Text_20_body">This element accomplishes the same function as &lt;q&gt;, but can be used to organize the sort order of multiple characters. For instance, &lt;qc&gt;a-c a;c a,c&lt;/qc&gt; would be the same as writing &lt;q&gt;a-c&lt;/q&gt; &lt;q&gt;a;c&lt;/q&gt; &lt;q&gt;a,c&lt;/q&gt;.</text:p>
      <text:p text:style-name="DTD">&lt;!ELEMENT qc (#PCDATA | cp | last_variable)*&gt;</text:p>
      <text:h text:style-name="Heading_20_4" text:outline-level="4">i</text:h>
      <text:p text:style-name="Text_20_body">The &lt;i&gt; element sets the sort order to be on an identical level. If you needed, you could set 'w' to sort on the same level as 'v'.</text:p>
      <text:p text:style-name="DTD">&lt;!ELEMENT i (#PCDATA | cp | last_variable)*&gt;</text:p>
      <text:h text:style-name="Heading_20_4" text:outline-level="4">ic</text:h>
      <text:p text:style-name="Text_20_body">This element accomplishes the same function as &lt;i&gt;, but can be used to organize the sort order of multiple characters. For instance, &lt;ic&gt;<text:span text:style-name="Source_20_Text"><text:span text:style-name="T4">VwW</text:span></text:span>&lt;/ic&gt; would be the same as writing<text:span text:style-name="T2"> </text:span><text:span text:style-name="Source_20_Text"><text:span text:style-name="T4">&lt;i&gt;V&lt;/i&gt; &lt;i&gt;w&lt;/i&gt; &lt;i&gt;W&lt;/i&gt;</text:span></text:span><text:span text:style-name="T4">.</text:span></text:p>
      <text:p text:style-name="DTD">&lt;!ELEMENT ic (#PCDATA | cp | last_variable)*&gt;</text:p>
      <text:h text:style-name="Heading_20_4" text:outline-level="4">x</text:h>
      <text:p text:style-name="P2">The &lt;x&gt; element is used for expansions and giving context to certain characters. It has ten child elements used in defining rules, and two child elements for indicating expansions and context.</text:p>
      <text:p text:style-name="DTD">&lt;!ELEMENT x (context?,( p | pc | s | sc | t | tc | q | qc | i | ic )*, extend?)&gt;</text:p>
      <text:h text:style-name="Heading_20_4" text:outline-level="4">extend</text:h>
      <text:p text:style-name="P2">If a<text:span text:style-name="T7">n </text:span><text:span text:style-name="Source_20_Text"><text:span text:style-name="T7">&lt;extend&gt;</text:span></text:span><text:span text:style-name="T7"> ele</text:span>ment is necessary, it requires the rule to be embedded in an &lt;x&gt; element. The &lt;extend&gt; element makes certain characters sort relative to other characters at an extended distance, which can be useful for organizing contractions.</text:p>
      <text:p text:style-name="DTD">&lt;!ELEMENT extend (#PCDATA)&gt;</text:p>
      <text:h text:style-name="Heading_20_4" text:outline-level="4">context</text:h>
      <text:p text:style-name="P2">The context before a character can affect how it is ordered. This could be expressed with a combination of contractions and expansions, but is faster using a &lt;context&gt; element. If a &lt;context&gt; element occurs, it must be the first item in the rule, and requires an &lt;x&gt; element.</text:p>
      <text:p text:style-name="Text_20_body">For example, suppose that "-" is sorted like the previous vowel. Then one could have rules that take "a-", "e-", and so on. However, that means that every time a very common character (a, e, ...) is encountered, a system will slow down as it looks for possible contractions. An alternative is to indicate that when "-" is encountered, and has the context of succeeding an 'a', it sorts like an 'a', and so on. </text:p>
      <text:p text:style-name="DTD">&lt;!ELEMENT context (#PCDATA)&gt;</text:p>
      <text:p text:style-name="Text_20_body"/>
      <text:h text:style-name="Heading_20_3" text:outline-level="3">Collation simple</text:h>
      <text:p text:style-name="Text_20_body"><text:span text:style-name="T6">Summary ##</text:span>This is what happens when you put “simple” into the sortRulesType field.</text:p>
      <text:h text:style-name="Heading_20_4" text:outline-level="4">special</text:h>
      <text:p text:style-name="Text_20_body"><text:span text:style-name="T6">Summary ##</text:span>. This is the special that occurs when the value of sortRulesType is “simple”. It has the child element rules.</text:p>
      <text:p text:style-name="DTD">&lt;!ELEMENT special sortRulesType value = “simple” (rules)&gt;</text:p>
      <text:h text:style-name="Heading_20_4" text:outline-level="4">rules</text:h>
      <text:p text:style-name="Text_20_body"><text:span text:style-name="T8">The &lt;rules&gt; element specifies collation ordering in terms of actions that cause characters to change their ordering relative to other </text:span><text:soft-page-break/><text:span text:style-name="T8">characters. F</text:span>or more information about rules, see section 5.14 in the ldml database at <text:a xlink:type="simple" xlink:href="http://unicode.org/reports/tr35">http://unicode.org/reports/tr35</text:a>. The child elements for rules are specified in the section Common Sorting Elements.</text:p>
      <text:p text:style-name="DTD">&lt;!ELEMENT rules (alias |(reset,(reset | p | pc | s | sc | t | tc)*)) &gt;</text:p>
      <text:p text:style-name="Text_20_body"/>
      <text:h text:style-name="Heading_20_3" text:outline-level="3">Common Sorting Elements</text:h>
      <text:h text:style-name="Heading_20_4" text:outline-level="4">reset</text:h>
      <text:p text:style-name="Text_20_body">The &lt;reset&gt; element will not change the ordering of the letter you use it on, but it will place subsequent characters relative to that letter. For example, if you wanted to set 'b' to come after 'a', you would write &lt;reset&gt;a&lt;/reset&gt; &lt;p&gt;b&lt;/p&gt;. In this example, 'a' would not change position, but 'b' would now come directly after 'a'.</text:p>
      <text:p text:style-name="Text_20_body">Resets only need to be at the start of a sequence, to position the characters relative to a certain character. For example, the line &lt;reset&gt;z&lt;/reset&gt; &lt;p&gt;a&lt;/p&gt; &lt;p&gt;b&lt;/p&gt; &lt;p&gt;c&lt;/p&gt; &lt;p&gt;d&lt;/p&gt; would set 'z' to be succeeded by 'a', 'b', 'c' and 'd'.</text:p>
      <text:p text:style-name="DTD">&lt;!ELEMENT reset (#PCDATA | cp)*&gt;</text:p>
      <text:h text:style-name="Heading_20_4" text:outline-level="4">p</text:h>
      <text:p text:style-name="Text_20_body">The &lt;p&gt; element changes the sort order on a primary (base character) level. This is the basic form of sorting where 'a' precedes 'b', 'f' precedes 'l' and so on.</text:p>
      <text:p text:style-name="DTD">&lt;!ELEMENT p (#PCDATA | cp | last_variable)*&gt;</text:p>
      <text:h text:style-name="Heading_20_4" text:outline-level="4">pc</text:h>
      <text:p text:style-name="Text_20_body">This element accomplishes the same function as &lt;p&gt;, but can be used to organize the sort order of multiple characters. For instance, &lt;pc&gt;hijk&lt;/pc&gt; would be the same as writing &lt;p&gt;h&lt;/p&gt; &lt;p&gt;i&lt;/p&gt; &lt;p&gt;j&lt;/p&gt; &lt;p&gt;k&lt;/p&gt;.</text:p>
      <text:p text:style-name="DTD">&lt;!ELEMENT pc (#PCDATA | cp | last_variable)*&gt;</text:p>
      <text:h text:style-name="Heading_20_4" text:outline-level="4">s</text:h>
      <text:p text:style-name="Text_20_body">The &lt;s&gt; element changes the sort order on a secondary (accent) level. This is the form of sorting where you can set characters like '<text:span text:style-name="T7">ä' to come after characters like 'a' based on the accent.</text:span></text:p>
      <text:p text:style-name="DTD">&lt;!ELEMENT s (#PCDATA | cp | last_variable)*&gt;</text:p>
      <text:h text:style-name="Heading_20_4" text:outline-level="4">sc</text:h>
      <text:p text:style-name="Text_20_body">This element accomplishes the same function as &lt;s&gt;, but can be used to organize the sort order of multiple characters. For instance, &lt;sc&gt;<text:span text:style-name="Source_20_Text"><text:span text:style-name="T3">àáâã</text:span></text:span>&lt;/sc&gt; would be the same as writing <text:span text:style-name="Source_20_Text"><text:span text:style-name="T5">&lt;s&gt;à&lt;/s&gt; &lt;s&gt;á&lt;/s&gt; &lt;s&gt;â&lt;/s&gt; &lt;s&gt;ã&lt;/s&gt;</text:span></text:span><text:span text:style-name="T5">.</text:span></text:p>
      <text:p text:style-name="DTD">&lt;!ELEMENT sc (#PCDATA | cp | last_variable)*&gt;</text:p>
      <text:h text:style-name="Heading_20_4" text:outline-level="4">t</text:h>
      <text:p text:style-name="Text_20_body">The &lt;t&gt; element changes the sort order on a tertiary (case/variant) level. This is the form of sorting where 'A' would precede 'a' or vice-versa.</text:p>
      <text:p text:style-name="DTD">&lt;!ELEMENT t (#PCDATA | cp | last_variable)*&gt;</text:p>
      <text:h text:style-name="Heading_20_4" text:outline-level="4">tc</text:h>
      <text:p text:style-name="Text_20_body">This element accomplishes the same function as &lt;t&gt;, but can be used to organize the sort order of multiple characters. For instance, &lt;tc&gt;<text:span text:style-name="Source_20_Text"><text:span text:style-name="T4">PｐＰ</text:span></text:span>&lt;/tc&gt; would be the same as writing<text:span text:style-name="T2"> </text:span><text:span text:style-name="Source_20_Text"><text:span text:style-name="T4">&lt;t&gt;P&lt;/t&gt; &lt;t&gt;ｐ&lt;/t&gt; &lt;t&gt;Ｐ&lt;/t&gt;</text:span></text:span><text:span text:style-name="T4">.</text:span></text:p>
      <text:p text:style-name="DTD">&lt;!ELEMENT tc (#PCDATA | cp | last_variable)*&gt;</text:p>
      <text:p text:style-name="Text_20_body"/>
      <text:p text:style-name="Text_20_body"/>
      <text:p text:style-name="Text_20_body"/>
      <text:h text:style-name="Heading_20_2" text:outline-level="2">Special</text:h>
      <text:p text:style-name="Text_20_body"><text:span text:style-name="T6">Summary ## </text:span>This is the ldml special, which contains six unique elements.</text:p>
      <text:h text:style-name="Heading_20_4" text:outline-level="4"><text:soft-page-break/>abbreviation</text:h>
      <text:p text:style-name="Text_20_body">An &lt;abbreviation&gt; element is used to abbreviate writing systems. <text:span text:style-name="T6">Summary ##</text:span></text:p>
      <text:p text:style-name="DTD">&lt;!ELEMENT abbreviation EMPTY&gt;</text:p>
      <text:p text:style-name="DTD">&lt;!ATTLIST abbreviation value CDATA #IMPLIED&gt;</text:p>
      <text:p text:style-name="Inline_20_Comment">The value attribute is where you can input the abbreviation of a writing system.</text:p>
      <text:h text:style-name="Heading_20_4" text:outline-level="4">defaultFontFamily</text:h>
      <text:p text:style-name="Text_20_body">A &lt;defaultFontFamily&gt; element is an element to choose a font family. <text:span text:style-name="T6">Summary ##</text:span></text:p>
      <text:p text:style-name="DTD">&lt;!ELEMENT defaultFontFamily EMPTY&gt;</text:p>
      <text:p text:style-name="DTD">&lt;!ATTLIST defaultFontFamily value CDATA #IMPLIED&gt;</text:p>
      <text:p text:style-name="Inline_20_Comment">The value attribute is where you can input a font family.</text:p>
      <text:h text:style-name="Heading_20_4" text:outline-level="4">defaultFontSize</text:h>
      <text:p text:style-name="Text_20_body">A &lt;defaultFontSize&gt; element is used to set a font size for a<text:span text:style-name="T6"> Summary ##</text:span>.</text:p>
      <text:p text:style-name="DTD">&lt;!ELEMENT defaultFontSize EMPTY&gt;</text:p>
      <text:p text:style-name="DTD">&lt;!ATTLIST defaultFontSize value CDATA #REQUIRED&gt;</text:p>
      <text:p text:style-name="Inline_20_Comment">The value attribute is where you can input the font size.</text:p>
      <text:h text:style-name="Heading_20_4" text:outline-level="4">defaultKeyboard</text:h>
      <text:p text:style-name="Text_20_body"><text:span text:style-name="T8">A &lt;defaultKeyboard&gt; element does … <text:s/></text:span><text:span text:style-name="T6">Summary ##</text:span></text:p>
      <text:p text:style-name="DTD">&lt;!ELEMENT defaultKeyboard EMPTY&gt;</text:p>
      <text:p text:style-name="DTD">&lt;!ATTLIST defaultKeyboard value CDATA #REQUIRED&gt;</text:p>
      <text:p text:style-name="Inline_20_Comment">The value attribute is good for....</text:p>
      <text:h text:style-name="Heading_20_4" text:outline-level="4">languageName</text:h>
      <text:p text:style-name="Text_20_body">A &lt;languageName&gt; element is used for <text:span text:style-name="T6">Summary ##</text:span>. Input the actual name of the language, not the iso-code.</text:p>
      <text:p text:style-name="DTD">&lt;!ELEMENT languageName EMPTY&gt;</text:p>
      <text:p text:style-name="DTD">&lt;!ATTLIST languageName value CDATA #REQUIRED&gt;</text:p>
      <text:p text:style-name="Inline_20_Comment">The value attribute is where you input the name of the language.</text:p>
      <text:h text:style-name="Heading_20_4" text:outline-level="4">spellCheckingId</text:h>
      <text:p text:style-name="Text_20_body">A &lt;spellCheckingId&gt; element is the spell checker you will use for your writing system. <text:span text:style-name="T6">Summary ##</text:span></text:p>
      <text:p text:style-name="DTD">&lt;!ELEMENT spellCheckingId EMPTY&gt;</text:p>
      <text:p text:style-name="DTD">&lt;!ATTLIST spellCheckingId value ID #IMPLIED&gt;</text:p>
      <text:p text:style-name="Inline_20_Comment">The value attribute is the ID of the spell checker you will use. Use a specific ID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598in"/>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master-page-name="" style:default-outline-level="2">
      <style:paragraph-properties fo:margin-top="0.0701in" fo:margin-bottom="0.0201in" style:page-number="auto" fo:background-color="transparent">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0701in" fo:margin-bottom="0.0201in"/>
      <style:text-properties fo:font-size="80%"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3in" fo:margin-right="0in" fo:margin-top="0.05in" fo:margin-bottom="0.0402in" fo:text-indent="0in" style:auto-text-indent="false" fo:background-color="transparent">
        <style:background-image/>
      </style:paragraph-properties>
      <style:text-properties style:font-name="Nimbus Sans L1" fo:font-size="80%" fo:font-style="normal"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left="0in" fo:margin-right="0in" fo:margin-top="0in" fo:margin-bottom="0in" fo:text-align="center" style:justify-single-word="false" fo:text-indent="0in" style:auto-text-indent="false"/>
      <style:text-properties fo:font-size="155%" fo:letter-spacing="-0.0071in" fo:font-weight="bold" style:font-size-asian="115%" style:font-weight-asian="bold" style:font-size-complex="115%" style:font-weight-complex="bold"/>
    </style:style>
    <style:style style:name="DTD" style:family="paragraph" style:parent-style-name="Text_20_body" style:master-page-name="">
      <style:paragraph-properties fo:margin-left="0.6in" fo:margin-right="0in" fo:margin-top="0in" fo:margin-bottom="0.0402in" fo:text-indent="0in" style:auto-text-indent="false" style:page-number="auto" fo:background-color="#ccccff" fo:padding="0.0201in" fo:border="0.0071in solid #000000" style:shadow="none">
        <style:tab-stops/>
        <style:background-image/>
      </style:paragraph-properties>
      <style:text-properties fo:font-size="9.5pt" fo:background-color="#ccccff" style:font-size-asian="10.5pt"/>
    </style:style>
    <style:style style:name="Inline_20_Comment" style:display-name="Inline Comment" style:family="paragraph" style:parent-style-name="Text_20_body">
      <style:paragraph-properties fo:margin-left="0.9in" fo:margin-right="0in" fo:margin-top="0in" fo:margin-bottom="0.0402in" fo:text-indent="0in" style:auto-text-indent="false">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letype" style:family="text">
      <style:text-properties style:font-name="DejaVu Sans Mono" style:font-name-asian="DejaVu Sans Mono" style:font-name-complex="DejaVu Sans Mono"/>
    </style:style>
    <style:style style:name="Elements" style:family="text">
      <style:text-properties style:font-name="FreeMono" fo:font-size="80%" style:font-size-asian="10.5pt"/>
    </style:style>
    <style:style style:name="ElementEmphasis" style:family="text" style:parent-style-name="Elements">
      <style:text-properties fo:font-size="9.60000038146973pt" fo:font-weight="bold" style:font-size-asian="10.5pt"/>
    </style:style>
    <style:style style:name="DTD" style:family="text">
      <style:text-properties style:text-underline-style="dotted" style:text-underline-width="auto" style:text-underline-color="font-color" fo:background-color="#ccccff" style:font-size-asian="10.5pt"/>
    </style:style>
    <style:style style:name="Untitled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1pt" style:font-size-asian="11pt" style:font-size-complex="11pt"/>
    </style:style>
    <style:page-layout style:name="Mpm1">
      <style:page-layout-properties fo:page-width="8.5in" fo:page-height="11in" style:num-format="1" style:print-orientation="portrait"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svg:height="0.2398in" fo:margin-left="0in" fo:margin-right="0in" fo:margin-top="0.0799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5T12:51:31</meta:creation-date>
    <dc:date>2009-07-27T14:55:31</dc:date>
    <meta:editing-duration>PT25H31M08S</meta:editing-duration>
    <meta:editing-cycles>21</meta:editing-cycles>
    <meta:generator>OpenOffice.org/3.0$Linux OpenOffice.org_project/300m15$Build-9379</meta:generator>
    <meta:document-statistic meta:table-count="0" meta:image-count="0" meta:object-count="0" meta:page-count="5" meta:paragraph-count="148" meta:word-count="1925" meta:character-count="11903"/>
    <meta:user-defined meta:name="Info 1"/>
    <meta:user-defined meta:name="Info 2"/>
    <meta:user-defined meta:name="Info 3"/>
    <meta:user-defined meta:name="Info 4"/>
  </office:meta>
</office:document-meta>
</file>